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5.75cm" fo:min-width="9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5.65cm" fo:min-width="9.49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9.65cm" fo:min-width="19.09cm"/>
    </style:style>
    <style:style style:name="gr4" style:family="graphic" style:parent-style-name="standard">
      <style:graphic-properties draw:fill-color="#33ff99" draw:textarea-horizontal-align="justify" draw:textarea-vertical-align="middle" draw:auto-grow-height="false" fo:min-height="9.7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cm" svg:height="6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9cm" svg:height="5.9cm" svg:x="10.6cm" svg:y="1cm">
          <text:p text:style-name="P1">Skiers Tit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9cm" svg:height="9.9cm" svg:x="1cm" svg:y="7cm">
          <text:p text:style-name="P1">Sking How to vide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10.04cm" svg:x="1cm" svg:y="16.9cm">
          <text:p text:style-name="P1">Skiing How to Articles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24:16.548811917</meta:creation-date>
    <dc:date>2018-06-26T13:27:01.287391233</dc:date>
    <meta:editing-duration>PT2M45S</meta:editing-duration>
    <meta:editing-cycles>1</meta:editing-cycles>
    <meta:document-statistic meta:object-count="4"/>
    <meta:generator>LibreOffice/5.1.6.2$Linux_X86_64 LibreOffice_project/10m0$Build-2</meta:generator>
  </office:meta>
</office:document-meta>
</file>